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083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3083in"/>
    </style:style>
    <style:style style:name="Table1.A1" style:family="table-cell">
      <style:table-cell-properties style:vertical-align="middle" fo:padding="0.0694in" fo:border="1pt solid #000000"/>
    </style:style>
    <style:style style:name="Table1.A8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P1" style:family="paragraph" style:parent-style-name="Text_20_body">
      <style:paragraph-properties fo:margin-top="0in" fo:margin-bottom="0.0417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6pt" fo:font-style="normal" style:text-underline-style="none" fo:font-weight="normal" officeooo:rsid="00030b75" officeooo:paragraph-rsid="00030b75" style:text-blinking="false" fo:background-color="transparent"/>
    </style:style>
    <style:style style:name="P2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30b75" style:text-blinking="false" fo:background-color="transparent"/>
    </style:style>
    <style:style style:name="P3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4e06e" style:text-blinking="false" fo:background-color="transparent"/>
    </style:style>
    <style:style style:name="P4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5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6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0b4b" style:text-blinking="false" fo:background-color="transparent"/>
    </style:style>
    <style:style style:name="P7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eee4" style:text-blinking="false" fo:background-color="transparent"/>
    </style:style>
    <style:style style:name="P8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eee4" officeooo:paragraph-rsid="000aeee4" style:text-blinking="false" fo:background-color="transparent"/>
    </style:style>
    <style:style style:name="P9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7be43" officeooo:paragraph-rsid="00085e56" style:text-blinking="false" fo:background-color="transparent"/>
    </style:style>
    <style:style style:name="P10" style:family="paragraph" style:parent-style-name="Heading_20_3">
      <style:paragraph-properties fo:margin-left="1in" fo:margin-right="0in" fo:margin-top="0.222in" fo:margin-bottom="0.0555in" loext:contextual-spacing="false" fo:line-height="138%" fo:text-indent="0in" style:auto-text-indent="false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officeooo:paragraph-rsid="00030b75" style:text-blinking="false" fo:background-color="transparent"/>
    </style:style>
    <style:style style:name="P11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12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f9ca4" style:text-blinking="false" fo:background-color="transparent"/>
    </style:style>
    <style:style style:name="P13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left="1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6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style:text-blinking="false" fo:background-color="transparent"/>
    </style:style>
    <style:style style:name="P1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feaa" officeooo:paragraph-rsid="000afeaa" style:text-blinking="false" fo:background-color="transparent"/>
    </style:style>
    <style:style style:name="P19" style:family="paragraph" style:parent-style-name="Text_20_body">
      <style:paragraph-properties fo:margin-top="0in" fo:margin-bottom="0in" loext:contextual-spacing="false"/>
    </style:style>
    <style:style style:name="P20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style:text-blinking="false" fo:background-color="transparent"/>
    </style:style>
    <style:style style:name="P21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30b75" style:text-blinking="false" fo:background-color="transparent"/>
    </style:style>
    <style:style style:name="P22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4e06e" style:text-blinking="false" fo:background-color="transparent"/>
    </style:style>
    <style:style style:name="P23" style:family="paragraph" style:parent-style-name="Table_20_Contents">
      <loext:graphic-properties draw:fill="none"/>
      <style:paragraph-properties fo:margin-left="0in" fo:margin-right="-1.3118in" fo:margin-top="0in" fo:margin-bottom="0in" loext:contextual-spacing="false" fo:line-height="120%" fo:text-indent="0in" style:auto-text-indent="false" fo:background-color="transparent" text:number-lines="false" text:line-number="0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feaa" officeooo:paragraph-rsid="000afeaa" style:text-blinking="false" fo:background-color="transparent"/>
    </style:style>
    <style:style style:name="P24" style:family="paragraph" style:parent-style-name="Text_20_body">
      <style:text-properties fo:font-weight="normal"/>
    </style:style>
    <style:style style:name="P25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30b75" officeooo:paragraph-rsid="00030b75" style:text-blinking="false" fo:background-color="transparent"/>
    </style:style>
    <style:style style:name="P26" style:family="paragraph" style:parent-style-name="Text_20_body" style:list-style-name="L2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/>
    </style:style>
    <style:style style:name="P27" style:family="paragraph" style:parent-style-name="Text_20_body" style:list-style-name="L3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28" style:family="paragraph" style:parent-style-name="Text_20_body" style:list-style-name="L4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31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126f3" style:text-blinking="false" fo:background-color="transparent"/>
    </style:style>
    <style:style style:name="P32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46cd3" style:text-blinking="false" fo:background-color="transparent"/>
    </style:style>
    <style:style style:name="P33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f9ca4" style:text-blinking="false" fo:background-color="transparent"/>
    </style:style>
    <style:style style:name="P34" style:family="paragraph" style:parent-style-name="Text_20_body" style:list-style-name="L5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40d5f" style:text-blinking="false" fo:background-color="transparent"/>
    </style:style>
    <style:style style:name="P35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30b75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weight="bold" officeooo:rsid="00030b75" fo:background-color="transparent" loext:char-shading-value="0"/>
    </style:style>
    <style:style style:name="T5" style:family="text">
      <style:text-properties fo:font-weight="bold" officeooo:rsid="0007be43" fo:background-color="transparent" loext:char-shading-value="0"/>
    </style:style>
    <style:style style:name="T6" style:family="text">
      <style:text-properties fo:font-weight="bold" officeooo:rsid="0007be43" fo:background-color="transparent" loext:char-shading-value="0" style:font-weight-asian="bold" style:font-weight-complex="bold"/>
    </style:style>
    <style:style style:name="T7" style:family="text">
      <style:text-properties officeooo:rsid="00030b75"/>
    </style:style>
    <style:style style:name="T8" style:family="text">
      <style:text-properties officeooo:rsid="00040d5f"/>
    </style:style>
    <style:style style:name="T9" style:family="text">
      <style:text-properties officeooo:rsid="0004e06e"/>
    </style:style>
    <style:style style:name="T10" style:family="text">
      <style:text-properties officeooo:rsid="0007be43"/>
    </style:style>
    <style:style style:name="T11" style:family="text">
      <style:text-properties officeooo:rsid="00085e56"/>
    </style:style>
    <style:style style:name="T12" style:family="text">
      <style:text-properties officeooo:rsid="000a0b4b"/>
    </style:style>
    <style:style style:name="T13" style:family="text">
      <style:text-properties officeooo:rsid="000aeee4"/>
    </style:style>
    <style:style style:name="T14" style:family="text">
      <style:text-properties officeooo:rsid="000afeaa"/>
    </style:style>
    <style:style style:name="T15" style:family="text">
      <style:text-properties officeooo:rsid="000c3d15"/>
    </style:style>
    <style:style style:name="T16" style:family="text">
      <style:text-properties officeooo:rsid="001016bb"/>
    </style:style>
    <style:style style:name="T17" style:family="text">
      <style:text-properties officeooo:rsid="0012e192"/>
    </style:style>
    <style:style style:name="T18" style:family="text">
      <style:text-properties officeooo:rsid="0013a916"/>
    </style:style>
    <style:style style:name="T19" style:family="text">
      <style:text-properties officeooo:rsid="00146cd3"/>
    </style:style>
    <text:list-style style:name="L1">
      <text:list-level-style-number text:level="1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uage Specification:</text:p>
      <text:p text:style-name="Text_20_body"/>
      <text:h text:style-name="P21" text:outline-level="1">1. <text:span text:style-name="T7">Language Definition</text:span></text:h>
      <text:h text:style-name="P2" text:outline-level="2">1.1 <text:span text:style-name="T7">Alphabet</text:span></text:h>
      <text:list xml:id="list538165168" text:style-name="L1">
        <text:list-item>
          <text:p text:style-name="P25">Upper (A-Z) and lower case letters (a-z) of the English alphabet</text:p>
        </text:list-item>
        <text:list-item>
          <text:p text:style-name="P25">Underline character '_';</text:p>
        </text:list-item>
        <text:list-item>
          <text:p text:style-name="P25">Decimal digits (0-9);</text:p>
        </text:list-item>
      </text:list>
      <text:h text:style-name="P2" text:outline-level="2">1.2 <text:span text:style-name="T7">Lexic</text:span></text:h>
      <text:h text:style-name="P10" text:outline-level="3">1.2.1 <text:span text:style-name="T7">Special symbols, representing:</text:span></text:h>
      <text:list xml:id="list1107926261" text:style-name="L2">
        <text:list-item>
          <text:p text:style-name="P26"><text:span text:style-name="T2">operators </text:span><text:span text:style-name="T1"><text:s/></text:span><text:span text:style-name="T3">+ - * / ^ &lt; &lt;= = &gt;= &gt; !=</text:span></text:p>
        </text:list-item>
        <text:list-item>
          <text:p text:style-name="P26"><text:span text:style-name="T2">separators </text:span><text:span text:style-name="T1"><text:s/></text:span><text:span text:style-name="T3">{ } [ ] ( ) ; </text:span><text:span text:style-name="T4">space</text:span><text:span text:style-name="T3"> tab enter</text:span></text:p>
        </text:list-item>
        <text:list-item>
          <text:p text:style-name="P26"><text:span text:style-name="T2">reserved words</text:span><text:span text:style-name="T1">: </text:span><text:span text:style-name="T6">integer character array of if else elif while_loop in out HI </text:span><text:span text:style-name="T5">BYE</text:span></text:p>
        </text:list-item>
      </text:list>
      <text:h text:style-name="P10" text:outline-level="3">1.2.2 <text:span text:style-name="T7">Identifiers</text:span></text:h>
      <text:list xml:id="list1873980367" text:style-name="L3">
        <text:list-item>
          <text:p text:style-name="P27"><text:span text:style-name="T7">a sequence of characters, such that the first charater is a letter; the rule is</text:span>:</text:p>
        </text:list-item>
      </text:list>
      <text:p text:style-name="P11">ident<text:span text:style-name="T7">ifier = charater | charater{charater}</text:span></text:p>
      <text:p text:style-name="P11"><text:span text:style-name="T7">character</text:span> = <text:span text:style-name="T7">[A-Za-z_0-9]</text:span></text:p>
      <text:h text:style-name="P10" text:outline-level="3">1.2.3 <text:span text:style-name="T7">Constants</text:span></text:h>
      <text:list xml:id="list3774075014" text:style-name="L4">
        <text:list-item>
          <text:p text:style-name="P28"><text:span text:style-name="T8">Integer</text:span>:</text:p>
        </text:list-item>
      </text:list>
      <text:p text:style-name="P12"><text:span text:style-name="T8"><text:tab/>integer</text:span> = [“-”] (<text:span text:style-name="T8">non_zero_digit</text:span>{<text:span text:style-name="T8">digit</text:span>})</text:p>
      <text:p text:style-name="P33"><text:tab/>non_zero_digit = [1-9]</text:p>
      <text:p text:style-name="P12"><text:span text:style-name="T8"><text:tab/>digit</text:span> = <text:span text:style-name="T8"><text:s/>[0-9]</text:span></text:p>
      <text:list xml:id="list33957647" text:style-name="L5">
        <text:list-item>
          <text:p text:style-name="P29"><text:span text:style-name="T8">Character</text:span>:</text:p>
          <text:list>
            <text:list-item>
              <text:list>
                <text:list-item>
                  <text:list>
                    <text:list-header>
                      <text:p text:style-name="P34"><text:span text:style-name="T8">character</text:span> = <text:span text:style-name="T8">letter</text:span> | <text:span text:style-name="T8">digit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3"><text:tab/><text:span text:style-name="T10">l</text:span>etter <text:s/>= [a-zA-Z]</text:p>
      <text:p text:style-name="P14"><text:tab/>digit = [0-9]</text:p>
      <text:list xml:id="list112546341778739" text:continue-numbering="true" text:style-name="L5">
        <text:list-item>
          <text:p text:style-name="P30">String:</text:p>
          <text:list>
            <text:list-header>
              <text:p text:style-name="P30"><text:soft-page-break/>string = <text:span text:style-name="T9">character{character}</text:span></text:p>
            </text:list-header>
          </text:list>
        </text:list-item>
      </text:list>
      <text:p text:style-name="P13"/>
      <text:p text:style-name="P15"/>
      <text:h text:style-name="P22" text:outline-level="1">2. <text:span text:style-name="T9">Syntax</text:span></text:h>
      <text:h text:style-name="P3" text:outline-level="2">2.1 <text:span text:style-name="T9">Sintactical rules</text:span></text:h>
      <text:p text:style-name="P5"><text:s/>program ::= "<text:span text:style-name="T10">HI</text:span>" <text:span text:style-name="T10">program_name "!"</text:span> <text:span text:style-name="T10">program_body</text:span> "<text:span text:style-name="T10">BYE</text:span>" <text:span text:style-name="T10">program_name "!" </text:span></text:p>
      <text:p text:style-name="P9"><text:s/>program_body ::= declarationsList <text:s/>block</text:p>
      <text:p text:style-name="P32"><text:span text:style-name="T10"><text:s/>declarationsList</text:span> ::= <text:span text:style-name="T10">"DECLARATIONS:" </text:span>declaration | declaration ";" <text:s/><text:span text:style-name="T10">declarationsList "BYE DECLARATIONS" </text:span></text:p>
      <text:p text:style-name="P31"><text:s/>declaration ::= IDENTIFIER <text:span text:style-name="T11">{"," IDENTIFIER}</text:span> <text:span text:style-name="T11">| </text:span><text:s/>":" type</text:p>
      <text:p text:style-name="P5"><text:s/>type1 ::= "BOOLEAN" | "CHAR" | "INTEGER" <text:span text:style-name="T11">| "STRING"</text:span></text:p>
      <text:p text:style-name="P5"><text:s/>arraydecl ::= "<text:span text:style-name="T11">array of </text:span>" <text:span text:style-name="T11">type1</text:span>"[" nr "]"</text:p>
      <text:p text:style-name="P5"><text:s/>type <text:s/>::= type1 | arraydecl</text:p>
      <text:p text:style-name="P6"><text:s/><text:span text:style-name="T12">body</text:span> ::= "<text:span text:style-name="T19">BODY" </text:span>stmt | stmt ";" <text:span text:style-name="T12">body "BYE BODY"</text:span></text:p>
      <text:p text:style-name="P5"><text:s/>stmt ::= simplstmt | structstmt</text:p>
      <text:p text:style-name="P5"><text:s/>simplstmt ::= assignstmt | iostmt</text:p>
      <text:p text:style-name="P5"><text:s/>assignstmt ::= IDENTIFIER "=" expression</text:p>
      <text:p text:style-name="P5"><text:s/>expression ::= expression <text:span text:style-name="T16">(</text:span>"+" <text:span text:style-name="T16">| "-")</text:span> term | term</text:p>
      <text:p text:style-name="P5"><text:s/>term ::= term <text:span text:style-name="T16">(</text:span>"*" <text:span text:style-name="T16">| "/")</text:span> factor | factor</text:p>
      <text:p text:style-name="P5"><text:s/>factor ::= "(" expression ")" | IDENTIFIER <text:span text:style-name="T15">| CONSTANT</text:span></text:p>
      <text:p text:style-name="P5"><text:s/>iostmt ::= <text:span text:style-name="T16">(</text:span>"<text:span text:style-name="T12">in" "-&gt; </text:span>" | "<text:span text:style-name="T12">out" "&lt;-</text:span>"<text:span text:style-name="T16">)</text:span> <text:s/>IDENTIFIER <text:s/><text:span text:style-name="T16">| "out" "&lt;-" CONSTANT</text:span></text:p>
      <text:p text:style-name="P5"><text:s/>structstmt ::= <text:span text:style-name="T12">body</text:span> | ifstmt | whilestmt</text:p>
      <text:p text:style-name="P6"><text:s/>ifstmt ::= "<text:span text:style-name="T12">if</text:span>" condition<text:span text:style-name="T13">List</text:span> ":" <text:span text:style-name="T12">ifbody</text:span> ["<text:span text:style-name="T12">elif conditionList</text:span>" <text:span text:style-name="T12">ifbody</text:span> <text:span text:style-name="T12">["else" ifbody]</text:span>]</text:p>
      <text:p text:style-name="P7"><text:span text:style-name="T12"><text:s/>ifbody ::= </text:span>simplstmt<text:span text:style-name="T12"> | "HI IF" </text:span><text:s/><text:span text:style-name="T13">stmt "BYE IF"</text:span></text:p>
      <text:p text:style-name="P7"><text:s/>whilestmt ::= "<text:span text:style-name="T13">while_loop</text:span>" condition<text:span text:style-name="T13">List</text:span> ":" <text:span text:style-name="T13">whileBody</text:span></text:p>
      <text:p text:style-name="P7"><text:s/><text:span text:style-name="T13">whileBody ::= "</text:span>simplstmt<text:span text:style-name="T12"> | "HI WHILE" </text:span><text:s/><text:span text:style-name="T13">stmt "BYE WHILE"</text:span></text:p>
      <text:p text:style-name="P8"><text:s/>conditionList ::= "{" condition {RELATION condition} "}"</text:p>
      <text:p text:style-name="P5"><text:s/>condition ::= <text:s/><text:span text:style-name="T13"><text:s/></text:span>expression RELATION expression</text:p>
      <text:h text:style-name="P3" text:outline-level="2">2.2 <text:span text:style-name="T9"><text:s/>Lexical rules</text:span></text:h>
      <text:p text:style-name="P4">IDENTIFIER ::= letter | letter{letter}{digit}</text:p>
      <text:p text:style-name="P4">letter ::= "A" | "B" | . ..| "Z"</text:p>
      <text:p text:style-name="P4">digit ::= "0" | "1" |...| "9"</text:p>
      <text:p text:style-name="P4">RELATION ::= "&lt;" | "&lt;=" | "=" | "&lt;&gt;" | "&gt;=" | "&gt;"</text:p>
      <text:p text:style-name="Text_20_body"><text:soft-page-break/></text:p>
      <text:h text:style-name="P20" text:outline-level="1">3. Tabel de codificare</text:h>
      <text:list xml:id="list2119994535" text:style-name="L6">
        <text:list-item>
          <text:p text:style-name="P35">Identificatorii au cod 0</text:p>
        </text:list-item>
        <text:list-item>
          <text:p text:style-name="P35">Constantele au cod 1</text:p>
        </text:list-item>
        <text:list-item>
          <text:p text:style-name="P35">Fiecare operator, separator si cuvant rezervat are propriul cod</text:p>
        </text:list-item>
      </text:list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Tip token</text:p>
          </table:table-cell>
          <table:table-cell table:style-name="Table1.A1" office:value-type="string">
            <text:p text:style-name="P16">Cod</text:p>
          </table:table-cell>
        </table:table-row>
        <table:table-row>
          <table:table-cell table:style-name="Table1.A1" office:value-type="string">
            <text:p text:style-name="P17">identificator</text:p>
          </table:table-cell>
          <table:table-cell table:style-name="Table1.A1" office:value-type="string">
            <text:p text:style-name="P17">0</text:p>
          </table:table-cell>
        </table:table-row>
        <table:table-row>
          <table:table-cell table:style-name="Table1.A1" office:value-type="string">
            <text:p text:style-name="P17">constanta</text:p>
          </table:table-cell>
          <table:table-cell table:style-name="Table1.A1" office:value-type="string">
            <text:p text:style-name="P17">1</text:p>
          </table:table-cell>
        </table:table-row>
        <table:table-row>
          <table:table-cell table:style-name="Table1.A1" office:value-type="string">
            <text:p text:style-name="P17">int</text:p>
          </table:table-cell>
          <table:table-cell table:style-name="Table1.A1" office:value-type="string">
            <text:p text:style-name="P17">2</text:p>
          </table:table-cell>
        </table:table-row>
        <table:table-row>
          <table:table-cell table:style-name="Table1.A1" office:value-type="string">
            <text:p text:style-name="P17">char</text:p>
          </table:table-cell>
          <table:table-cell table:style-name="Table1.A1" office:value-type="string">
            <text:p text:style-name="P17">3</text:p>
          </table:table-cell>
        </table:table-row>
        <table:table-row>
          <table:table-cell table:style-name="Table1.A1" office:value-type="string">
            <text:p text:style-name="P17">array</text:p>
          </table:table-cell>
          <table:table-cell table:style-name="Table1.A1" office:value-type="string">
            <text:p text:style-name="P17">4</text:p>
          </table:table-cell>
        </table:table-row>
        <table:table-row>
          <table:table-cell table:style-name="Table1.A1" office:value-type="string">
            <text:p text:style-name="P18">HI</text:p>
          </table:table-cell>
          <table:table-cell table:style-name="Table1.A1" office:value-type="string">
            <text:p text:style-name="P18">5</text:p>
          </table:table-cell>
        </table:table-row>
        <table:table-row>
          <table:table-cell table:style-name="Table1.A8" office:value-type="string">
            <text:p text:style-name="P18">BYE</text:p>
          </table:table-cell>
          <table:table-cell table:style-name="Table1.A8" office:value-type="string">
            <text:p text:style-name="P18">6</text:p>
          </table:table-cell>
        </table:table-row>
        <table:table-row>
          <table:table-cell table:style-name="Table1.A8" office:value-type="string">
            <text:p text:style-name="P17">if</text:p>
          </table:table-cell>
          <table:table-cell table:style-name="Table1.A8" office:value-type="string">
            <text:p text:style-name="P18">7</text:p>
          </table:table-cell>
        </table:table-row>
        <table:table-row>
          <table:table-cell table:style-name="Table1.A1" office:value-type="string">
            <text:p text:style-name="P17">el<text:span text:style-name="T14">if</text:span></text:p>
          </table:table-cell>
          <table:table-cell table:style-name="Table1.A1" office:value-type="string">
            <text:p text:style-name="P18">8</text:p>
          </table:table-cell>
        </table:table-row>
        <table:table-row>
          <table:table-cell table:style-name="Table1.A8" office:value-type="string">
            <text:p text:style-name="P18">else</text:p>
          </table:table-cell>
          <table:table-cell table:style-name="Table1.A8" office:value-type="string">
            <text:p text:style-name="P18">9</text:p>
          </table:table-cell>
        </table:table-row>
        <table:table-row>
          <table:table-cell table:style-name="Table1.A1" office:value-type="string">
            <text:p text:style-name="P17">while</text:p>
          </table:table-cell>
          <table:table-cell table:style-name="Table1.A1" office:value-type="string">
            <text:p text:style-name="P18">10</text:p>
          </table:table-cell>
        </table:table-row>
        <table:table-row>
          <table:table-cell table:style-name="Table1.A1" office:value-type="string">
            <text:p text:style-name="P18">in</text:p>
          </table:table-cell>
          <table:table-cell table:style-name="Table1.A1" office:value-type="string">
            <text:p text:style-name="P23">11</text:p>
          </table:table-cell>
        </table:table-row>
        <table:table-row>
          <table:table-cell table:style-name="Table1.A1" office:value-type="string">
            <text:p text:style-name="P18">out</text:p>
          </table:table-cell>
          <table:table-cell table:style-name="Table1.A1" office:value-type="string">
            <text:p text:style-name="P18">12</text:p>
          </table:table-cell>
        </table:table-row>
        <table:table-row>
          <table:table-cell table:style-name="Table1.A1" office:value-type="string">
            <text:p text:style-name="P17">{</text:p>
          </table:table-cell>
          <table:table-cell table:style-name="Table1.A1" office:value-type="string">
            <text:p text:style-name="P17">1<text:span text:style-name="T14">3</text:span></text:p>
          </table:table-cell>
        </table:table-row>
        <table:table-row>
          <table:table-cell table:style-name="Table1.A1" office:value-type="string">
            <text:p text:style-name="P17">}</text:p>
          </table:table-cell>
          <table:table-cell table:style-name="Table1.A1" office:value-type="string">
            <text:p text:style-name="P17">1<text:span text:style-name="T14">4</text:span></text:p>
          </table:table-cell>
        </table:table-row>
        <table:table-row>
          <table:table-cell table:style-name="Table1.A1" office:value-type="string">
            <text:p text:style-name="P17">[</text:p>
          </table:table-cell>
          <table:table-cell table:style-name="Table1.A1" office:value-type="string">
            <text:p text:style-name="P17">1<text:span text:style-name="T14">5</text:span></text:p>
          </table:table-cell>
        </table:table-row>
        <table:table-row>
          <table:table-cell table:style-name="Table1.A1" office:value-type="string">
            <text:p text:style-name="P17">]</text:p>
          </table:table-cell>
          <table:table-cell table:style-name="Table1.A1" office:value-type="string">
            <text:p text:style-name="P17">1<text:span text:style-name="T14">6</text:span></text:p>
          </table:table-cell>
        </table:table-row>
        <table:table-row>
          <table:table-cell table:style-name="Table1.A1" office:value-type="string">
            <text:p text:style-name="P17">(</text:p>
          </table:table-cell>
          <table:table-cell table:style-name="Table1.A1" office:value-type="string">
            <text:p text:style-name="P17">1<text:span text:style-name="T14">7</text:span></text:p>
          </table:table-cell>
        </table:table-row>
        <table:table-row>
          <table:table-cell table:style-name="Table1.A1" office:value-type="string">
            <text:p text:style-name="P17">)</text:p>
          </table:table-cell>
          <table:table-cell table:style-name="Table1.A1" office:value-type="string">
            <text:p text:style-name="P17">1<text:span text:style-name="T14">8</text:span></text:p>
          </table:table-cell>
        </table:table-row>
        <table:table-row>
          <table:table-cell table:style-name="Table1.A1" office:value-type="string">
            <text:p text:style-name="P17">;</text:p>
          </table:table-cell>
          <table:table-cell table:style-name="Table1.A1" office:value-type="string">
            <text:p text:style-name="P17">1<text:span text:style-name="T14">9</text:span></text:p>
          </table:table-cell>
        </table:table-row>
        <table:table-row>
          <table:table-cell table:style-name="Table1.A1" office:value-type="string">
            <text:p text:style-name="P17">+</text:p>
          </table:table-cell>
          <table:table-cell table:style-name="Table1.A1" office:value-type="string">
            <text:p text:style-name="P18">20</text:p>
          </table:table-cell>
        </table:table-row>
        <text:soft-page-break/>
        <table:table-row>
          <table:table-cell table:style-name="Table1.A1" office:value-type="string">
            <text:p text:style-name="P17">-</text:p>
          </table:table-cell>
          <table:table-cell table:style-name="Table1.A1" office:value-type="string">
            <text:p text:style-name="P18">21</text:p>
          </table:table-cell>
        </table:table-row>
        <table:table-row>
          <table:table-cell table:style-name="Table1.A1" office:value-type="string">
            <text:p text:style-name="P17">*</text:p>
          </table:table-cell>
          <table:table-cell table:style-name="Table1.A1" office:value-type="string">
            <text:p text:style-name="P18">22</text:p>
          </table:table-cell>
        </table:table-row>
        <table:table-row>
          <table:table-cell table:style-name="Table1.A1" office:value-type="string">
            <text:p text:style-name="P17">/</text:p>
          </table:table-cell>
          <table:table-cell table:style-name="Table1.A1" office:value-type="string">
            <text:p text:style-name="P18">23</text:p>
          </table:table-cell>
        </table:table-row>
        <table:table-row>
          <table:table-cell table:style-name="Table1.A1" office:value-type="string">
            <text:p text:style-name="P17">^ //<text:span text:style-name="T17">to do remove</text:span></text:p>
          </table:table-cell>
          <table:table-cell table:style-name="Table1.A1" office:value-type="string">
            <text:p text:style-name="P18">24</text:p>
          </table:table-cell>
        </table:table-row>
        <table:table-row>
          <table:table-cell table:style-name="Table1.A1" office:value-type="string">
            <text:p text:style-name="P17">&lt;</text:p>
          </table:table-cell>
          <table:table-cell table:style-name="Table1.A1" office:value-type="string">
            <text:p text:style-name="P17">2<text:span text:style-name="T14">5</text:span></text:p>
          </table:table-cell>
        </table:table-row>
        <table:table-row>
          <table:table-cell table:style-name="Table1.A1" office:value-type="string">
            <text:p text:style-name="P17">&lt;=</text:p>
          </table:table-cell>
          <table:table-cell table:style-name="Table1.A1" office:value-type="string">
            <text:p text:style-name="P17">2<text:span text:style-name="T14">6</text:span></text:p>
          </table:table-cell>
        </table:table-row>
        <table:table-row>
          <table:table-cell table:style-name="Table1.A1" office:value-type="string">
            <text:p text:style-name="P17">=</text:p>
          </table:table-cell>
          <table:table-cell table:style-name="Table1.A1" office:value-type="string">
            <text:p text:style-name="P17">2<text:span text:style-name="T14">7</text:span></text:p>
          </table:table-cell>
        </table:table-row>
        <table:table-row>
          <table:table-cell table:style-name="Table1.A1" office:value-type="string">
            <text:p text:style-name="P17">&gt;=</text:p>
          </table:table-cell>
          <table:table-cell table:style-name="Table1.A1" office:value-type="string">
            <text:p text:style-name="P17">2<text:span text:style-name="T14">8</text:span></text:p>
          </table:table-cell>
        </table:table-row>
        <table:table-row>
          <table:table-cell table:style-name="Table1.A1" office:value-type="string">
            <text:p text:style-name="P17">&gt;</text:p>
          </table:table-cell>
          <table:table-cell table:style-name="Table1.A1" office:value-type="string">
            <text:p text:style-name="P17">2<text:span text:style-name="T14">9</text:span></text:p>
          </table:table-cell>
        </table:table-row>
        <table:table-row>
          <table:table-cell table:style-name="Table1.A1" office:value-type="string">
            <text:p text:style-name="P17">!=</text:p>
          </table:table-cell>
          <table:table-cell table:style-name="Table1.A1" office:value-type="string">
            <text:p text:style-name="P18">30</text:p>
          </table:table-cell>
        </table:table-row>
        <table:table-row>
          <table:table-cell table:style-name="Table1.A1" office:value-type="string">
            <text:p text:style-name="P18">space</text:p>
          </table:table-cell>
          <table:table-cell table:style-name="Table1.A1" office:value-type="string">
            <text:p text:style-name="P18">31</text:p>
          </table:table-cell>
        </table:table-row>
        <table:table-row>
          <table:table-cell table:style-name="Table1.A1" office:value-type="string">
            <text:p text:style-name="P17">tab</text:p>
          </table:table-cell>
          <table:table-cell table:style-name="Table1.A1" office:value-type="string">
            <text:p text:style-name="P18">32</text:p>
          </table:table-cell>
        </table:table-row>
        <table:table-row>
          <table:table-cell table:style-name="Table1.A1" office:value-type="string">
            <text:p text:style-name="P17">Enter</text:p>
          </table:table-cell>
          <table:table-cell table:style-name="Table1.A1" office:value-type="string">
            <text:p text:style-name="P17">3<text:span text:style-name="T14">3</text:span></text:p>
          </table:table-cell>
        </table:table-row>
        <table:table-row>
          <table:table-cell table:style-name="Table1.A8" office:value-type="string">
            <text:p text:style-name="P17">-<text:span text:style-name="T14">&gt;</text:span></text:p>
          </table:table-cell>
          <table:table-cell table:style-name="Table1.A8" office:value-type="string">
            <text:p text:style-name="P18">34</text:p>
          </table:table-cell>
        </table:table-row>
        <table:table-row>
          <table:table-cell table:style-name="Table1.A8" office:value-type="string">
            <text:p text:style-name="P18">&lt;-</text:p>
          </table:table-cell>
          <table:table-cell table:style-name="Table1.A8" office:value-type="string">
            <text:p text:style-name="P18">35</text:p>
          </table:table-cell>
        </table:table-row>
      </table:table>
      <text:p text:style-name="P24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7M11S</meta:editing-duration>
    <meta:editing-cycles>8</meta:editing-cycles>
    <meta:generator>LibreOffice/5.3.2.2$Windows_X86_64 LibreOffice_project/6cd4f1ef626f15116896b1d8e1398b56da0d0ee1</meta:generator>
    <dc:date>2017-10-20T11:25:45.215000000</dc:date>
    <meta:document-statistic meta:table-count="1" meta:image-count="0" meta:object-count="0" meta:page-count="4" meta:paragraph-count="134" meta:word-count="449" meta:character-count="2431" meta:non-whitespace-character-count="2084"/>
    <meta:user-defined meta:name="Info 1"/>
    <meta:user-defined meta:name="Info 2"/>
    <meta:user-defined meta:name="Info 3"/>
    <meta:user-defined meta:name="Info 4"/>
  </office:meta>
</office:document-meta>
</file>